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354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600"/>
    </style:style>
    <style:style style:name="ce2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0.06pt solid #000000" style:vertical-align="middl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elease Versions</text:p>
          </table:table-cell>
          <table:table-cell table:style-name="ce1"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Customized SATFC facade according to Ulrich's requirements (see Rory/Ulrich email of April 15<text:span text:style-name="T1">th</text:span>). Major refactoring in <text:span text:style-name="T2">26751126189aea</text:span><text:span text:style-name="T3"> </text:span><text:span text:style-name="T4">of internal representation of packing instances and station domain restriction </text:span><text:span text:style-name="T5">to address a bug reported by Ulrich (see Ulrich's email of April 22</text:span><text:span text:style-name="T6">nd</text:span><text:span text:style-name="T5">).</text:span></text:p>
          </table:table-cell>
          <table:covered-table-cell table:number-columns-repeated="2" table:style-name="ce6"/>
          <table:covered-table-cell table:style-name="ce8"/>
          <table:table-cell table:style-name="ce5" table:number-columns-repeated="1019"/>
        </table:table-row>
        <table:table-row table:style-name="ro2">
          <table:table-cell table:style-name="ce3" office:value-type="string" calcext:value-type="string">
            <text:p>Thu Apr 24 19:07:25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265a0d71ba7a1c5bebd082483e889f3f8702ffb9</text:p>
          </table:table-cell>
          <table:table-cell table:style-name="ce9" office:value-type="string" calcext:value-type="string">
            <text:p>Logging and import fixes.</text:p>
          </table:table-cell>
          <table:table-cell table:style-name="ce5" table:number-columns-repeated="1019"/>
        </table:table-row>
        <table:table-row table:style-name="ro2">
          <table:table-cell table:style-name="ce3" office:value-type="string" calcext:value-type="string">
            <text:p>Wed Apr 23 23:35:45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0cc554707c0e90b9bf45465a15a972969ae1d644</text:p>
          </table:table-cell>
          <table:table-cell table:style-name="ce9" office:value-type="string" calcext:value-type="string">
            <text:p>Fix imports.</text:p>
          </table:table-cell>
          <table:table-cell table:style-name="ce5" table:number-columns-repeated="1019"/>
        </table:table-row>
        <table:table-row table:style-name="ro2">
          <table:table-cell table:style-name="ce3" office:value-type="string" calcext:value-type="string">
            <text:p>Wed Apr 23 23:32:15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7e760cd1a61f90b99d974c7857855a53628e2f58</text:p>
          </table:table-cell>
          <table:table-cell table:style-name="ce9" office:value-type="string" calcext:value-type="string">
            <text:p>Reverted SATFC facade to old facade.</text:p>
          </table:table-cell>
          <table:table-cell table:style-name="ce5" table:number-columns-repeated="1019"/>
        </table:table-row>
        <table:table-row table:style-name="ro2">
          <table:table-cell table:style-name="ce4" office:value-type="string" calcext:value-type="string">
            <text:p>Wed Apr 23 16:14:14 2014 -0700</text:p>
          </table:table-cell>
          <table:table-cell table:style-name="ce7" office:value-type="string" calcext:value-type="string">
            <text:p>afrechet</text:p>
          </table:table-cell>
          <table:table-cell table:style-name="ce7" office:value-type="string" calcext:value-type="string">
            <text:p>26751126189aea4f57cb418662a96722e1a1f163</text:p>
          </table:table-cell>
          <table:table-cell table:style-name="ce10" office:value-type="string" calcext:value-type="string">
            <text:p>Changed station packing instance to only be defined with respect to domains. Removed TAE based solver.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Restructured the interals of SATFC, simplified and cleaned many objects, integrated the new version of the main library AEATK.</text:p>
          </table:table-cell>
          <table:covered-table-cell table:number-columns-repeated="2" table:style-name="ce6"/>
          <table:covered-table-cell table:style-name="ce8"/>
          <table:table-cell table:style-name="ce5" table:number-columns-repeated="1019"/>
        </table:table-row>
        <table:table-row table:style-name="ro2">
          <table:table-cell table:style-name="ce3" office:value-type="string" calcext:value-type="string">
            <text:p>Fri Apr 11 15:22:23 2014 -0700</text:p>
          </table:table-cell>
          <table:table-cell table:style-name="ce5" office:value-type="string" calcext:value-type="string">
            <text:p>Steve Ramage</text:p>
          </table:table-cell>
          <table:table-cell table:style-name="ce5" office:value-type="string" calcext:value-type="string">
            <text:p>4685998c6cb4eccbf6d4aa775f56d7d6ada2744a</text:p>
          </table:table-cell>
          <table:table-cell table:style-name="ce9" office:value-type="string" calcext:value-type="string">
            <text:p>CONFIRMED #1823 - Package and Method Renaming https://mantis.sjrx.net/view.php?id=1823</text:p>
          </table:table-cell>
          <table:table-cell table:style-name="ce5" table:number-columns-repeated="1019"/>
        </table:table-row>
        <table:table-row table:style-name="ro2">
          <table:table-cell table:style-name="ce4" office:value-type="string" calcext:value-type="string">
            <text:p>Thu Apr 10 13:40:19 2014 -0700</text:p>
          </table:table-cell>
          <table:table-cell table:style-name="ce7" office:value-type="string" calcext:value-type="string">
            <text:p>afrechet</text:p>
          </table:table-cell>
          <table:table-cell table:style-name="ce7" office:value-type="string" calcext:value-type="string">
            <text:p>2038dfb7d1bb6b54a7f36c1dd18fc4bf89dd3474</text:p>
          </table:table-cell>
          <table:table-cell table:style-name="ce10" office:value-type="string" calcext:value-type="string">
            <text:p>Merge branch 'Development' of https://afrechet@bitbucket.org/afrechet/fcc-station-packing.git into Development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Fixed termination bugs in SATFC and streamlined timing (addressing an issue with faulty load times pointed by Ulrich, see Kevin's email of April 9<text:span text:style-name="T1">th</text:span>). <text:s/>Investigated the viability of different constraint graph based optimizations (especially tree decomposition of the constraint graph).</text:p>
          </table:table-cell>
          <table:covered-table-cell table:number-columns-repeated="2" table:style-name="ce6"/>
          <table:covered-table-cell table:style-name="ce8"/>
          <table:table-cell table:style-name="ce5" table:number-columns-repeated="1019"/>
        </table:table-row>
        <table:table-row table:style-name="ro2">
          <table:table-cell table:style-name="ce4" office:value-type="string" calcext:value-type="string">
            <text:p>Thu Apr 10 13:39:25 2014 -0700</text:p>
          </table:table-cell>
          <table:table-cell table:style-name="ce7" office:value-type="string" calcext:value-type="string">
            <text:p>afrechet</text:p>
          </table:table-cell>
          <table:table-cell table:style-name="ce7" office:value-type="string" calcext:value-type="string">
            <text:p>a9635260b955899f61da41c4b9e89870ccbfa729</text:p>
          </table:table-cell>
          <table:table-cell table:style-name="ce10" office:value-type="string" calcext:value-type="string">
            <text:p>Fixed a bug with CPU time termination criterion which would before count elapsed time since the start of the JVM. Reduced verbosity of some logging. Started studying interference graph.</text:p>
          </table:table-cell>
          <table:table-cell table:style-name="ce5" table:number-columns-repeated="1019"/>
        </table:table-row>
        <table:table-row table:style-name="ro2">
          <table:table-cell table:style-name="ce5" table:number-columns-repeated="3"/>
          <table:table-cell table:style-name="ce11"/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Wed Mar 26 13:23:04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3cb7f5f79ff290579bd1440b09acd17fb10d15c2</text:p>
          </table:table-cell>
          <table:table-cell table:style-name="ce11" office:value-type="string" calcext:value-type="string">
            <text:p>Added doc to SATFC facade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Mon Mar 24 13:48:12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0a48fb440fc2b47fc2b06282da76946d5ccb743e</text:p>
          </table:table-cell>
          <table:table-cell table:style-name="ce11" office:value-type="string" calcext:value-type="string">
            <text:p>Added logging initialization to SATFC facade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21 16:00:18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c790fd34fe1dc5e912ab19e644ed07c2ce2c6f92</text:p>
          </table:table-cell>
          <table:table-cell table:style-name="ce11" office:value-type="string" calcext:value-type="string">
            <text:p>Removed dependency on station manager from SAT compressor (so that decompression gives you back the same stations you started with)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21 14:29:38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cff7b09fb4119c240534fafab5f2e317b6c6068d</text:p>
          </table:table-cell>
          <table:table-cell table:style-name="ce11" office:value-type="string" calcext:value-type="string">
            <text:p>made some fields fina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Thu Mar 20 14:31:03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0dce505a28b1fc9425e0d70814c1a8b1740cca3e</text:p>
          </table:table-cell>
          <table:table-cell table:style-name="ce11" office:value-type="string" calcext:value-type="string">
            <text:p>added various comments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Thu Mar 20 13:56:26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7d29c5176e508875dadee1ddafe36fda9b50174d</text:p>
          </table:table-cell>
          <table:table-cell table:style-name="ce11" office:value-type="string" calcext:value-type="string">
            <text:p>changed the way TimeWarp is used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Thu Mar 20 04:01:57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9ab6d014b649d0f73d5369393ac17313cb683e63</text:p>
          </table:table-cell>
          <table:table-cell table:style-name="ce11" office:value-type="string" calcext:value-type="string">
            <text:p>first WORKING copy of TestTime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Mon Mar 17 01:50:29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f4fae96348f65bbf3f7a31823a7c2e70caac066f</text:p>
          </table:table-cell>
          <table:table-cell table:style-name="ce11" office:value-type="string" calcext:value-type="string">
            <text:p>deleted old version of TImeRUN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Mon Mar 17 01:49:00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9c34e70a0f4a0ccccfca200bbbf288752bedeb22</text:p>
          </table:table-cell>
          <table:table-cell table:style-name="ce11" office:value-type="string" calcext:value-type="string">
            <text:p>made a first version of simple time run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Mon Mar 17 01:24:52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2c1a50e98aa3fe32a098bc8d7b95857451dc014a</text:p>
          </table:table-cell>
          <table:table-cell table:style-name="ce11" office:value-type="string" calcext:value-type="string">
            <text:p>re-wrote the simpleTestRun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Sun Mar 16 22:43:41 2014 -07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083ed8881e6a382faf3eddd2022f2fbaf3f484f2</text:p>
          </table:table-cell>
          <table:table-cell table:style-name="ce11" office:value-type="string" calcext:value-type="string">
            <text:p>Merge branch 'master' of https://bitbucket.org/afrechet/fcc-station-packing into testTime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14 13:53:23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c0621bff2736f373e4608e578745e0b76c29c28c</text:p>
          </table:table-cell>
          <table:table-cell table:style-name="ce11" office:value-type="string" calcext:value-type="string">
            <text:p>Added SATFC facade testing classes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14 11:30:21 2014 -07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ce78ad37350b0c8042766dbcc2a5c3764ff26034</text:p>
          </table:table-cell>
          <table:table-cell table:style-name="ce11" office:value-type="string" calcext:value-type="string">
            <text:p>Added station domain constraining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21:13:25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7809e9fcab96e0c2f4a2bfe8b618e246e14414bd</text:p>
          </table:table-cell>
          <table:table-cell table:style-name="ce11" office:value-type="string" calcext:value-type="string">
            <text:p>Tested SATFC facade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20:49:14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101adaa29d32aec96510430344f9259e6a86ce87</text:p>
          </table:table-cell>
          <table:table-cell table:style-name="ce11" office:value-type="string" calcext:value-type="string">
            <text:p>Started facade parameters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20:46:18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faed8d695ece3db1cf991ec18be09e8766b17da2</text:p>
          </table:table-cell>
          <table:table-cell table:style-name="ce11" office:value-type="string" calcext:value-type="string">
            <text:p>Added SATFC facade. Pre code cleanup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20:34:02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75aa22e62cbd53c073d425012e433f730878dbe3</text:p>
          </table:table-cell>
          <table:table-cell table:style-name="ce11" office:value-type="string" calcext:value-type="string">
            <text:p>Added argument checks to SATFC facade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19:51:22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f4271775c56842e16fbfb41f8541fd0b3cad9e5d</text:p>
          </table:table-cell>
          <table:table-cell table:style-name="ce11" office:value-type="string" calcext:value-type="string">
            <text:p>Post clean up. Removed very class not linked to the current facade usage of SATFC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19:38:58 2014 -0800</text:p>
          </table:table-cell>
          <table:table-cell table:style-name="ce5" office:value-type="string" calcext:value-type="string">
            <text:p>afrechet</text:p>
          </table:table-cell>
          <table:table-cell table:style-name="ce5" office:value-type="string" calcext:value-type="string">
            <text:p>4cdf47496673fe6f0ce588aa3104bd3aa2bdd889</text:p>
          </table:table-cell>
          <table:table-cell table:style-name="ce11" office:value-type="string" calcext:value-type="string">
            <text:p>Added SATFC facade. Pre code cleanup.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Fri Mar 7 16:44:41 2014 -0800</text:p>
          </table:table-cell>
          <table:table-cell table:style-name="ce5" office:value-type="string" calcext:value-type="string">
            <text:p>Alim Virani</text:p>
          </table:table-cell>
          <table:table-cell table:style-name="ce5" office:value-type="string" calcext:value-type="string">
            <text:p>5e41b5f4acb0dc53daa1bb4d16bcd2a5216e3473</text:p>
          </table:table-cell>
          <table:table-cell table:style-name="ce11" office:value-type="string" calcext:value-type="string">
            <text:p>started at rough copy of a way to test the speed of a CPU</text:p>
          </table:table-cell>
          <table:table-cell table:style-name="ce5"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dc:date>2014-04-29T10:10:56.492236473</dc:date>
    <meta:editing-duration>P0D</meta:editing-duration>
    <meta:editing-cycles>1</meta:editing-cycles>
    <meta:document-statistic meta:table-count="1" meta:cell-count="115" meta:object-count="0"/>
  </office:meta>
</office:document-meta>
</file>